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c9ae7" officeooo:paragraph-rsid="000c9ae7"/>
    </style:style>
    <style:style style:name="P2" style:family="paragraph" style:parent-style-name="Standard">
      <style:text-properties officeooo:rsid="000e8ee5" officeooo:paragraph-rsid="000e8ee5"/>
    </style:style>
    <style:style style:name="P3" style:family="paragraph" style:parent-style-name="Title">
      <style:text-properties officeooo:rsid="000d5689" officeooo:paragraph-rsid="000d56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urs 4 de SQL</text:p>
      <text:p text:style-name="Standard"/>
      <text:p text:style-name="P1">Quand deux entités sont reliés par une relation, il faut comparer les deux cardinalités maximales :</text:p>
      <text:p text:style-name="P1">-<text:tab/>si c’est deux entiers (0 / 1), c’est une cardinalité simple, donc cela se manifeste par une clé étrangère</text:p>
      <text:p text:style-name="P1">-<text:tab/>si c’est n / n, c’est une cardinalité complexe et cela donc passe par une table de correspondance.</text:p>
      <text:p text:style-name="P1"/>
      <text:p text:style-name="P2">MySQL workbench est utile pour générer du SQL, mais il ne peut pas être lu par Sqli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5:03:45.573184979</meta:creation-date>
    <meta:generator>LibreOffice/6.0.7.3$Linux_X86_64 LibreOffice_project/00m0$Build-3</meta:generator>
    <dc:date>2020-01-06T17:06:04.364343306</dc:date>
    <meta:editing-duration>PT1H22M9S</meta:editing-duration>
    <meta:editing-cycles>3</meta:editing-cycles>
    <meta:document-statistic meta:table-count="0" meta:image-count="0" meta:object-count="0" meta:page-count="1" meta:paragraph-count="5" meta:word-count="76" meta:character-count="407" meta:non-whitespace-character-count="335"/>
  </office:meta>
</office:document-meta>
</file>